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7.6mm"/>
    </style:style>
    <style:style style:name="co2" style:family="table-column">
      <style:table-column-properties fo:break-before="auto" style:column-width="178.3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V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1"/>
        <table:table-column table:style-name="co2" table:default-cell-style-name="ce1"/>
        <table:table-row table:style-name="ro1">
          <table:table-cell table:style-name="Default" office:value-type="string" calcext:value-type="string">
            <text:p>codigo</text:p>
          </table:table-cell>
          <table:table-cell table:style-name="Default" office:value-type="string" calcext:value-type="string">
            <text:p>información</text:p>
          </table:table-cell>
        </table:table-row>
        <table:table-row table:style-name="ro1">
          <table:table-cell office:value-type="string" calcext:value-type="string">
            <text:p>Incoherencia entre título y descripción del proyecto</text:p>
          </table:table-cell>
          <table:table-cell office:value-type="string" calcext:value-type="string">
            <text:p>Ir al paso 1 y corregir el título o descripción del proyecto ya que no tienen relación.</text:p>
          </table:table-cell>
        </table:table-row>
        <table:table-row table:style-name="ro1">
          <table:table-cell office:value-type="string" calcext:value-type="string">
            <text:p>Titulo no coincide con el acta</text:p>
          </table:table-cell>
          <table:table-cell office:value-type="string" calcext:value-type="string">
            <text:p>Ir al paso 1 y modificar el título del proyecto, el indicado no coincide con lo reflejado en el acta de asamblea.</text:p>
          </table:table-cell>
        </table:table-row>
        <table:table-row table:style-name="ro1">
          <table:table-cell office:value-type="string" calcext:value-type="string">
            <text:p>El Código SITUR en acta no coincide con el registrado en el sistema</text:p>
          </table:table-cell>
          <table:table-cell office:value-type="string" calcext:value-type="string">
            <text:p>Ir al paso 2 y cargar nuevamente las páginas del acta de asamblea, donde se refleje el código SITUR correcto.</text:p>
          </table:table-cell>
        </table:table-row>
        <table:table-row table:style-name="ro1">
          <table:table-cell office:value-type="string" calcext:value-type="string">
            <text:p>Número de Registro de Información Fiscal (RIF) cargada en sistema no coincide con el acta</text:p>
          </table:table-cell>
          <table:table-cell office:value-type="string" calcext:value-type="string">
            <text:p>ir al paso 1 y corregir el número de RIF correspondiente a la OBPP.</text:p>
          </table:table-cell>
        </table:table-row>
        <table:table-row table:style-name="ro2">
          <table:table-cell office:value-type="string" calcext:value-type="string">
            <text:p>Acta Incompleta</text:p>
          </table:table-cell>
          <table:table-cell office:value-type="string" calcext:value-type="string">
            <text:p>Ir al paso 2 y cargar nuevamente el acta de asamblea ya que la misma no se cargó completa, esto con la finalidad de verificar que los datos de la misma coincidan con el proyecto registrados.</text:p>
          </table:table-cell>
        </table:table-row>
        <table:table-row table:style-name="ro2">
          <table:table-cell office:value-type="string" calcext:value-type="string">
            <text:p>Acta no indica correos de los voceros</text:p>
          </table:table-cell>
          <table:table-cell office:value-type="string" calcext:value-type="string">
            <text:p>Ir al paso 2 y cargar nuevamente las páginas del acta de asamblea, donde se refleje los datos de los correos electrónicos de los voceros(as) responsables del proyecto.</text:p>
          </table:table-cell>
        </table:table-row>
        <table:table-row table:style-name="ro2">
          <table:table-cell office:value-type="string" calcext:value-type="string">
            <text:p>Imagen adjunto no corresponde al acta</text:p>
          </table:table-cell>
          <table:table-cell office:value-type="string" calcext:value-type="string">
            <text:p>Ir al paso 2 y cargar nuevamente las dos primeras páginas del acta de asamblea, con la finalidad de verificar que los datos de la misma coincida con el proyecto registrado.</text:p>
          </table:table-cell>
        </table:table-row>
        <table:table-row table:style-name="ro2">
          <table:table-cell office:value-type="string" calcext:value-type="string">
            <text:p>Acta no visible</text:p>
          </table:table-cell>
          <table:table-cell office:value-type="string" calcext:value-type="string">
            <text:p>Ir al paso 2 y cargar nuevamente las dos primeras páginas del acta de asamblea ya que la misma no es legible, esto con la finalidad de verificar que los datos de la misma coincida con el proyecto registrado.</text:p>
          </table:table-cell>
        </table:table-row>
        <table:table-row table:style-name="ro2">
          <table:table-cell office:value-type="string" calcext:value-type="string">
            <text:p>Acta no indica monto del proyecto</text:p>
          </table:table-cell>
          <table:table-cell office:value-type="string" calcext:value-type="string">
            <text:p>Ir al paso 2 y cargar nuevamente las dos primeras páginas del acta de asamblea, ya que la misma no contiene el monto del proyecto.</text:p>
          </table:table-cell>
        </table:table-row>
        <table:table-row table:style-name="ro1">
          <table:table-cell office:value-type="string" calcext:value-type="string">
            <text:p>Ubicación geográfica está errada</text:p>
          </table:table-cell>
          <table:table-cell office:value-type="string" calcext:value-type="string">
            <text:p>Ir al paso 2 y seleccionar nuevamente las coordenadas en el mapa ya que las cargadas están erradas.</text:p>
          </table:table-cell>
        </table:table-row>
        <table:table-row table:style-name="ro2">
          <table:table-cell office:value-type="string" calcext:value-type="string">
            <text:p>Acta de Asamblea no refleja información de los voceros</text:p>
          </table:table-cell>
          <table:table-cell office:value-type="string" calcext:value-type="string">
            <text:p>Ir al paso 2 y cargar nuevamente las páginas del acta de asamblea, donde se refleje los datos completos de los voceros(as) responsables del proyecto.</text:p>
          </table:table-cell>
        </table:table-row>
        <table:table-row table:style-name="ro2">
          <table:table-cell office:value-type="string" calcext:value-type="string">
            <text:p>La foto no muestra el sitio de ejecución del proyecto</text:p>
          </table:table-cell>
          <table:table-cell office:value-type="string" calcext:value-type="string">
            <text:p>Ir al paso 2 presione el botón de Reemplazar foto, y cargue una nueva foto que indique o muestre el lugar de ejecución del proyecto.</text:p>
          </table:table-cell>
        </table:table-row>
        <table:table-row table:style-name="ro2">
          <table:table-cell office:value-type="string" calcext:value-type="string">
            <text:p>El Acta no indica los datos de voceros(as) responsables del proyecto</text:p>
          </table:table-cell>
          <table:table-cell office:value-type="string" calcext:value-type="string">
            <text:p>ir al paso 2 y presione el botón de Reemplazar para sustituir el Acta cargada por el Acta ya CORREGIDA, ya que los datos registrados en el sistema deben coincidir con la información contenida en los documentos adjuntos.</text:p>
          </table:table-cell>
        </table:table-row>
        <table:table-row table:style-name="ro1">
          <table:table-cell office:value-type="string" calcext:value-type="string">
            <text:p>Foto inicial no coincide con el proyecto</text:p>
          </table:table-cell>
          <table:table-cell office:value-type="string" calcext:value-type="string">
            <text:p>Ir al paso 2 presione el botón de Reemplazar foto, y cargue la imagen que corresponda con el proyecto.</text:p>
          </table:table-cell>
        </table:table-row>
        <table:table-row table:style-name="ro2">
          <table:table-cell office:value-type="string" calcext:value-type="string">
            <text:p>Acta no refleja datos de la Cuenta Bancaria</text:p>
          </table:table-cell>
          <table:table-cell office:value-type="string" calcext:value-type="string">
            <text:p>Ir al paso 2 y cargar nuevamente el acta donde aparezca reflejada la información del número cuenta bancaria donde serán depositados los recursos.</text:p>
          </table:table-cell>
        </table:table-row>
        <table:table-row table:style-name="ro1">
          <table:table-cell office:value-type="string" calcext:value-type="string">
            <text:p>Acta de asamblea cargada no refleja datos del Consejo Comunal</text:p>
          </table:table-cell>
          <table:table-cell office:value-type="string" calcext:value-type="string">
            <text:p>Ir al paso 2 y cargar nuevamente el acta donde aparezca reflejada la información correspondiente al Consejo Comunal.</text:p>
          </table:table-cell>
        </table:table-row>
        <table:table-row table:style-name="ro1">
          <table:table-cell office:value-type="string" calcext:value-type="string">
            <text:p>Acta cargada no refleja las firma de los asistentes</text:p>
          </table:table-cell>
          <table:table-cell office:value-type="string" calcext:value-type="string">
            <text:p>Ir al paso 2 y cargar nuevamente el acta donde aparezca reflejada la información correspondiente a los asistentes.</text:p>
          </table:table-cell>
        </table:table-row>
        <table:table-row table:style-name="ro1">
          <table:table-cell office:value-type="string" calcext:value-type="string">
            <text:p>Acta de Asamblea Cargada en sistema carece de nitidez</text:p>
          </table:table-cell>
          <table:table-cell office:value-type="string" calcext:value-type="string">
            <text:p>Ir al paso 2 y cargar nuevamente el acta de forma que sea legible el documento.</text:p>
          </table:table-cell>
        </table:table-row>
        <table:table-row table:style-name="ro1">
          <table:table-cell office:value-type="string" calcext:value-type="string">
            <text:p>Monto registrado no coincide con el acta</text:p>
          </table:table-cell>
          <table:table-cell office:value-type="string" calcext:value-type="string">
            <text:p>Ir al paso 3 y modificar el monto del proyecto, el indicado no coincide con lo reflejado en el acta de asamblea.</text:p>
          </table:table-cell>
        </table:table-row>
        <table:table-row table:style-name="ro1">
          <table:table-cell office:value-type="string" calcext:value-type="string">
            <text:p>Monto no plausible</text:p>
          </table:table-cell>
          <table:table-cell office:value-type="string" calcext:value-type="string">
            <text:p>Ir al paso 3 y modificar el monto del proyecto, el indicado puede ocasionar que el proyecto no sea factible.</text:p>
          </table:table-cell>
        </table:table-row>
        <table:table-row table:style-name="ro1">
          <table:table-cell office:value-type="string" calcext:value-type="string">
            <text:p>La categoría y subcategoria no coinciden con el proyecto</text:p>
          </table:table-cell>
          <table:table-cell office:value-type="string" calcext:value-type="string">
            <text:p>Ir al paso 3 y modificar la categoría y subcategoria de acuerdo a la naturaleza del proyecto.</text:p>
          </table:table-cell>
        </table:table-row>
        <table:table-row table:style-name="ro1">
          <table:table-cell office:value-type="string" calcext:value-type="string">
            <text:p>Datos de vocería no coinciden con el acta</text:p>
          </table:table-cell>
          <table:table-cell office:value-type="string" calcext:value-type="string">
            <text:p>Ir al paso 4 y modificar los voceros del proyecto, ya que no coincide con lo reflejado en el acta de asamblea.</text:p>
          </table:table-cell>
        </table:table-row>
        <table:table-row table:style-name="ro2">
          <table:table-cell office:value-type="string" calcext:value-type="string">
            <text:p>Dominio del correo no es válido</text:p>
          </table:table-cell>
          <table:table-cell office:value-type="string" calcext:value-type="string">
            <text:p>Ir al paso 4 y sustituir los correos de los voceros(as) con dominio @hotmail y @outlook, ya que los mismos no funcionan con SINCO.</text:p>
          </table:table-cell>
        </table:table-row>
        <table:table-row table:style-name="ro2">
          <table:table-cell office:value-type="string" calcext:value-type="string">
            <text:p>Correos cargados en el sistema no coinciden con los correos del acta</text:p>
          </table:table-cell>
          <table:table-cell office:value-type="string" calcext:value-type="string">
            <text:p>Ir al paso 4 y modificar los correos de los voceros del proyecto, ya que no coincide con lo reflejado en el acta de asamblea.</text:p>
          </table:table-cell>
        </table:table-row>
        <table:table-row table:style-name="ro1">
          <table:table-cell office:value-type="string" calcext:value-type="string">
            <text:p>Cuenta Bancaria registrada no coincide con lo reportado en el acta</text:p>
          </table:table-cell>
          <table:table-cell office:value-type="string" calcext:value-type="string">
            <text:p>ir al paso 4 y corregir el número de cuenta bancaria correspondiente a la OBPP.</text:p>
          </table:table-cell>
        </table:table-row>
        <table:table-row table:style-name="ro2">
          <table:table-cell office:value-type="string" calcext:value-type="string">
            <text:p>Sobrepasa el número de hectáreas</text:p>
          </table:table-cell>
          <table:table-cell office:value-type="string" calcext:value-type="string">
            <text:p>La suma del total de hectáreas en los rubros, no puede superar las 30 hectáreas, es decir, el total de área a ser sembrada no puede ser mayor a 30 has. Ir al paso 3, para eliminar los rubros y productores hasta cumplir lo indicado.</text:p>
          </table:table-cell>
        </table:table-row>
        <table:table-row table:style-name="ro2">
          <table:table-cell office:value-type="string" calcext:value-type="string">
            <text:p>Incoherencia entre la descripción y los rubros</text:p>
          </table:table-cell>
          <table:table-cell office:value-type="string" calcext:value-type="string">
            <text:p>Ir al paso 3 y agregar los rubros faltantes, ya que en la descripción del proyecto indicaron algunos rubros que no fueron especificados en el listado de requerimientos.</text:p>
          </table:table-cell>
        </table:table-row>
        <table:table-row table:style-name="ro2">
          <table:table-cell office:value-type="string" calcext:value-type="string">
            <text:p>Cantidad de hectáreas está por debajo de lo requerido</text:p>
          </table:table-cell>
          <table:table-cell office:value-type="string" calcext:value-type="string">
            <text:p>La suma del total de hectáreas en los rubros se encuentra por debajo de lo requerido para ser ubicado en la categoría CONUCO, por tanto Ir al paso 3 y ajustar hasta cumplir lo indicado.</text:p>
          </table:table-cell>
        </table:table-row>
        <table:table-row table:style-name="ro1">
          <table:table-cell office:value-type="string" calcext:value-type="string">
            <text:p>La cantidad de Rubros cargados están por debajo de los establecidos</text:p>
          </table:table-cell>
          <table:table-cell office:value-type="string" calcext:value-type="string">
            <text:p>Se debe reportar al menos tres (3) rubros. Por tanto se debe Ir al paso 3 y agregar los rubros faltant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4">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4T12:37:01.701783503</meta:creation-date>
    <dc:date>2021-03-24T13:46:34.948329559</dc:date>
    <meta:editing-duration>PT9M12S</meta:editing-duration>
    <meta:editing-cycles>1</meta:editing-cycles>
    <meta:document-statistic meta:table-count="1" meta:cell-count="60" meta:object-count="0"/>
    <meta:generator>LibreOffice/6.0.7.3$Linux_X86_64 LibreOffice_project/00m0$Build-3</meta:generator>
    <meta:user-defined meta:name=""/>
  </office:meta>
</office:document-meta>
</file>